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Object 14/settings.xml" manifest:media-type="text/xml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Thumbnails/thumbnail.png" manifest:media-type="image/png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16/settings.xml" manifest:media-type="text/xml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Replacements/Object 13" manifest:media-type="application/x-openoffice-gdimetafile;windows_formatname=&quot;GDIMetaFile&quot;"/>
  <manifest:file-entry manifest:full-path="ObjectReplacements/Object 4" manifest:media-type=""/>
  <manifest:file-entry manifest:full-path="ObjectReplacements/Object 12" manifest:media-type=""/>
  <manifest:file-entry manifest:full-path="ObjectReplacements/Object 3" manifest:media-type=""/>
  <manifest:file-entry manifest:full-path="ObjectReplacements/Object 6" manifest:media-type=""/>
  <manifest:file-entry manifest:full-path="ObjectReplacements/Object 15" manifest:media-type=""/>
  <manifest:file-entry manifest:full-path="ObjectReplacements/Object 9" manifest:media-type=""/>
  <manifest:file-entry manifest:full-path="ObjectReplacements/Object 2" manifest:media-type=""/>
  <manifest:file-entry manifest:full-path="ObjectReplacements/Object 7" manifest:media-type="application/x-openoffice-gdimetafile;windows_formatname=&quot;GDIMetaFile&quot;"/>
  <manifest:file-entry manifest:full-path="ObjectReplacements/Object 16" manifest:media-type=""/>
  <manifest:file-entry manifest:full-path="ObjectReplacements/Object 10" manifest:media-type=""/>
  <manifest:file-entry manifest:full-path="ObjectReplacements/Object 8" manifest:media-type=""/>
  <manifest:file-entry manifest:full-path="ObjectReplacements/Object 5" manifest:media-type=""/>
  <manifest:file-entry manifest:full-path="ObjectReplacements/Object 14" manifest:media-type=""/>
  <manifest:file-entry manifest:full-path="settings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hatch" draw:fill-hatch-name="Green" draw:textarea-vertical-align="middle"/>
    </style:style>
    <style:style style:name="gr2" style:family="graphic" style:parent-style-name="standard">
      <style:graphic-properties draw:fill="hatch" draw:fill-hatch-name="Red300" draw:fill-hatch-solid="false" draw:textarea-vertical-align="middle"/>
    </style:style>
    <style:style style:name="gr3" style:family="graphic" style:parent-style-name="standard">
      <style:graphic-properties draw:fill="hatch" draw:fill-hatch-name="Black135" draw:fill-hatch-solid="false" draw:textarea-vertical-align="middle"/>
    </style:style>
    <style:style style:name="gr4" style:family="graphic" style:parent-style-name="standard">
      <style:graphic-properties svg:stroke-width="0.102cm" svg:stroke-color="#000000" draw:marker-start-width="0.509cm" draw:marker-end-width="0.509cm" draw:fill="none" draw:fill-color="#ffffff" draw:textarea-horizontal-align="justify" draw:textarea-vertical-align="middle" draw:auto-grow-height="false" fo:min-height="7.137cm" fo:min-width="11.458cm" fo:padding-top="0.176cm" fo:padding-bottom="0.176cm" fo:padding-left="0.301cm" fo:padding-right="0.301cm"/>
    </style:style>
    <style:style style:name="gr5" style:family="graphic" style:parent-style-name="objectwithoutfill">
      <style:graphic-properties svg:stroke-width="0.102cm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6" style:family="graphic" style:parent-style-name="Object_20_with_20_no_20_fill_20_and_20_no_20_line">
      <style:graphic-properties draw:fill="solid" draw:fill-color="#ffffff" draw:textarea-vertical-align="middle" draw:ole-draw-aspect="1" style:protect="size"/>
    </style:style>
    <style:style style:name="gr7" style:family="graphic" style:parent-style-name="Object_20_with_20_no_20_fill_20_and_20_no_20_line">
      <style:graphic-properties draw:textarea-vertical-align="middle" draw:ole-draw-aspect="1" style:protect="siz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</style:style>
    <style:style style:name="gr9" style:family="graphic" style:parent-style-name="standard">
      <style:graphic-properties draw:stroke="none" draw:fill="hatch" draw:fill-hatch-name="Black135" draw:fill-hatch-solid="false" draw:textarea-vertical-align="middle"/>
    </style:style>
    <style:style style:name="gr10" style:family="graphic" style:parent-style-name="standard">
      <style:graphic-properties draw:stroke="none" draw:fill="hatch" draw:fill-hatch-name="Magenta45" draw:fill-hatch-solid="false" draw:opacity="50%" draw:textarea-vertical-align="middle" draw:shadow-opacity="50%"/>
    </style:style>
    <style:style style:name="gr11" style:family="graphic" style:parent-style-name="standard">
      <style:graphic-properties draw:fill="hatch" draw:fill-hatch-name="Blue" draw:fill-hatch-solid="false" draw:textarea-horizontal-align="justify" draw:textarea-vertical-align="middle" draw:auto-grow-height="false" fo:min-height="1.62cm" fo:min-width="4.298cm"/>
    </style:style>
    <style:style style:name="gr12" style:family="graphic" style:parent-style-name="standard">
      <style:graphic-properties svg:stroke-width="0.102cm" svg:stroke-color="#000000" draw:marker-start-width="0.509cm" draw:marker-end-width="0.509cm" draw:fill="none" draw:fill-color="#ffffff" draw:textarea-horizontal-align="justify" draw:textarea-vertical-align="middle" draw:auto-grow-height="false" fo:min-height="7.314cm" fo:min-width="11.327cm" fo:padding-top="0.176cm" fo:padding-bottom="0.176cm" fo:padding-left="0.301cm" fo:padding-right="0.301cm"/>
    </style:style>
    <style:style style:name="gr13" style:family="graphic" style:parent-style-name="objectwithoutfill">
      <style:graphic-properties draw:stroke="dash" draw:stroke-dash="Fine_20_Dashed" svg:stroke-width="0.102cm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14" style:family="graphic" style:parent-style-name="objectwithoutfill">
      <style:graphic-properties draw:stroke="dash" draw:stroke-dash="Ultrafine_20_Dashed" svg:stroke-width="0.102cm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15" style:family="graphic" style:parent-style-name="Object_20_with_20_no_20_fill_20_and_20_no_20_line">
      <style:graphic-properties draw:fill="none" draw:textarea-vertical-align="middle" draw:ole-draw-aspect="1" style:protect="siz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7cm" fo:min-width="0.362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7cm" fo:min-width="0.361cm"/>
    </style:style>
    <style:style style:name="gr18" style:family="graphic" style:parent-style-name="standard">
      <style:graphic-properties draw:fill="hatch" draw:fill-hatch-name="Magenta45" draw:textarea-horizontal-align="justify" draw:textarea-vertical-align="middle" draw:auto-grow-height="false" fo:min-height="0.597cm" fo:min-width="1.158cm"/>
    </style:style>
    <style:style style:name="gr19" style:family="graphic" style:parent-style-name="standard">
      <style:graphic-properties draw:fill="hatch" draw:fill-hatch-name="Black135" draw:textarea-horizontal-align="justify" draw:textarea-vertical-align="middle" draw:auto-grow-height="false" fo:min-height="0.597cm" fo:min-width="1.193cm"/>
    </style:style>
    <style:style style:name="gr20" style:family="graphic" style:parent-style-name="standard">
      <style:graphic-properties draw:fill="hatch" draw:fill-hatch-name="Blue" draw:textarea-horizontal-align="justify" draw:textarea-vertical-align="middle" draw:auto-grow-height="false" fo:min-height="0.525cm" fo:min-width="1.229cm"/>
    </style:style>
    <style:style style:name="gr21" style:family="graphic" style:parent-style-name="standard">
      <style:graphic-properties draw:fill="hatch" draw:fill-hatch-name="Green" draw:textarea-horizontal-align="justify" draw:textarea-vertical-align="middle" draw:auto-grow-height="false" fo:min-height="0.561cm" fo:min-width="1.158cm"/>
    </style:style>
    <style:style style:name="gr22" style:family="graphic" style:parent-style-name="standard">
      <style:graphic-properties draw:fill="hatch" draw:fill-hatch-name="Red300" draw:fill-hatch-solid="false" draw:textarea-horizontal-align="justify" draw:textarea-vertical-align="middle" draw:auto-grow-height="false" fo:min-height="0.56cm" fo:min-width="1.158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5.522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4.113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3.507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3.977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3.008cm"/>
    </style:style>
    <style:style style:name="gr28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628cm" fo:min-width="6.106cm"/>
    </style:style>
    <style:style style:name="gr29" style:family="graphic" style:parent-style-name="standard">
      <style:graphic-properties svg:stroke-opacity="0%" draw:fill="none" draw:textarea-horizontal-align="justify" draw:textarea-vertical-align="middle" draw:auto-grow-height="false" fo:min-height="1.091cm" fo:min-width="0.947cm"/>
    </style:style>
    <style:style style:name="P1" style:family="paragraph">
      <loext:graphic-properties draw:fill="hatch" draw:fill-hatch-name="Green"/>
      <style:paragraph-properties fo:text-align="center"/>
    </style:style>
    <style:style style:name="P2" style:family="paragraph">
      <loext:graphic-properties draw:fill="hatch" draw:fill-hatch-name="Red300" draw:fill-hatch-solid="false"/>
      <style:paragraph-properties fo:text-align="center"/>
    </style:style>
    <style:style style:name="P3" style:family="paragraph">
      <loext:graphic-properties draw:fill="hatch" draw:fill-hatch-name="Black135" draw:fill-hatch-solid="false"/>
      <style:paragraph-properties fo:text-align="center"/>
    </style:style>
    <style:style style:name="P4" style:family="paragraph">
      <loext:graphic-properties draw:fill="none" draw:fill-color="#ffffff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solid" draw:fill-color="#ffffff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</style:style>
    <style:style style:name="P9" style:family="paragraph">
      <loext:graphic-properties draw:fill="hatch" draw:fill-hatch-name="Magenta45" draw:fill-hatch-solid="false" draw:opacity="50%"/>
      <style:paragraph-properties fo:text-align="center"/>
    </style:style>
    <style:style style:name="P10" style:family="paragraph">
      <loext:graphic-properties draw:fill="hatch" draw:fill-hatch-name="Blue" draw:fill-hatch-solid="false"/>
      <style:paragraph-properties fo:text-align="center"/>
    </style:style>
    <style:style style:name="P11" style:family="paragraph">
      <loext:graphic-properties draw:fill="hatch" draw:fill-hatch-name="Magenta45"/>
      <style:paragraph-properties fo:text-align="center"/>
    </style:style>
    <style:style style:name="P12" style:family="paragraph">
      <loext:graphic-properties draw:fill="hatch" draw:fill-hatch-name="Black135"/>
      <style:paragraph-properties fo:text-align="center"/>
    </style:style>
    <style:style style:name="P13" style:family="paragraph">
      <loext:graphic-properties draw:fill="hatch" draw:fill-hatch-name="Blue"/>
      <style:paragraph-properties fo:text-align="center"/>
    </style:style>
    <style:style style:name="P14" style:family="paragraph">
      <loext:graphic-properties draw:fill="none" draw:fill-color="#ffffff"/>
      <style:text-properties fo:font-size="16pt" style:font-size-asian="16pt" style:font-size-complex="16pt"/>
    </style:style>
    <style:style style:name="P15" style:family="paragraph">
      <loext:graphic-properties draw:fill="solid" draw:fill-color="#ffffff"/>
      <style:text-properties fo:font-size="16pt" style:font-size-asian="16pt" style:font-size-complex="16pt"/>
    </style:style>
    <style:style style:name="T1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olygon draw:style-name="gr1" draw:text-style-name="P1" draw:layer="layout" svg:width="12.059cm" svg:height="4.761cm" svg:x="3.826cm" svg:y="14.507cm" svg:viewBox="0 0 12060 4762" draw:points="0,4762 12034,0 12060,4736">
          <text:p/>
        </draw:polygon>
        <draw:polygon draw:style-name="gr2" draw:text-style-name="P2" draw:layer="layout" svg:width="12.085cm" svg:height="5.661cm" svg:x="3.826cm" svg:y="11.779cm" svg:viewBox="0 0 12086 5662" draw:points="0,0 12086,0 12060,901 0,5662">
          <text:p/>
        </draw:polygon>
        <draw:polygon draw:style-name="gr3" draw:text-style-name="P3" draw:layer="layout" svg:width="12.059cm" svg:height="6.537cm" svg:x="3.826cm" svg:y="12.707cm" svg:viewBox="0 0 12060 6538" draw:points="0,4685 0,6538 12033,1750 12060,0">
          <text:p/>
        </draw:polygon>
        <draw:custom-shape draw:style-name="gr4" draw:text-style-name="P4" draw:layer="layout" svg:width="12.06cm" svg:height="7.489cm" svg:x="3.826cm" svg:y="11.755cm">
          <text:p/>
          <draw:enhanced-geometry svg:viewBox="0 0 21600 21600" draw:type="rectangle" draw:enhanced-path="M 0 0 L 21600 0 21600 21600 0 21600 0 0 Z N"/>
        </draw:custom-shape>
        <draw:line draw:style-name="gr5" draw:text-style-name="P5" draw:layer="layout" svg:x1="8.677cm" svg:y1="11.806cm" svg:x2="8.677cm" svg:y2="19.244cm">
          <text:p/>
        </draw:line>
        <draw:frame draw:style-name="gr6" draw:text-style-name="P6" draw:layer="layout" svg:width="1.431cm" svg:height="0.865cm" svg:x="6.978cm" svg:y="18.082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6" draw:text-style-name="P6" draw:layer="layout" svg:width="2.912cm" svg:height="0.865cm" svg:x="4.558cm" svg:y="17.052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6" draw:text-style-name="P6" draw:layer="layout" svg:width="1.857cm" svg:height="0.772cm" svg:x="11.008cm" svg:y="14.735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6" draw:text-style-name="P6" draw:layer="layout" svg:width="0.376cm" svg:height="0.683cm" svg:x="11.325cm" svg:y="18.155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line draw:style-name="gr5" draw:text-style-name="P5" draw:layer="layout" svg:x1="3.826cm" svg:y1="17.395cm" svg:x2="15.886cm" svg:y2="12.681cm">
          <text:p/>
        </draw:line>
        <draw:frame draw:style-name="gr6" draw:text-style-name="P6" draw:layer="layout" svg:width="1.833cm" svg:height="0.865cm" svg:x="5.465cm" svg:y="12.882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6" draw:text-style-name="P6" draw:layer="layout" svg:width="2.403cm" svg:height="0.864cm" svg:x="10.557cm" svg:y="12.884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7" draw:text-style-name="P7" draw:layer="layout" svg:width="0.906cm" svg:height="0.684cm" svg:x="1.953cm" svg:y="15.337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line draw:style-name="gr5" draw:text-style-name="P5" draw:layer="layout" svg:x1="3.826cm" svg:y1="13.669cm" svg:x2="4.197cm" svg:y2="13.669cm">
          <text:p/>
        </draw:line>
        <draw:line draw:style-name="gr5" draw:text-style-name="P5" draw:layer="layout" svg:x1="3.826cm" svg:y1="15.566cm" svg:x2="4.197cm" svg:y2="15.566cm">
          <text:p/>
        </draw:line>
        <draw:line draw:style-name="gr5" draw:text-style-name="P5" draw:layer="layout" svg:x1="3.826cm" svg:y1="17.39cm" svg:x2="4.197cm" svg:y2="17.39cm">
          <text:p/>
        </draw:line>
        <draw:frame draw:style-name="gr8" draw:text-style-name="P8" draw:layer="layout" svg:width="0.853cm" svg:height="0.962cm" svg:x="3.081cm" svg:y="17.11cm">
          <draw:text-box>
            <text:p>1</text:p>
          </draw:text-box>
        </draw:frame>
        <draw:frame draw:style-name="gr8" draw:text-style-name="P8" draw:layer="layout" svg:width="0.853cm" svg:height="0.962cm" svg:x="3.082cm" svg:y="15.213cm">
          <draw:text-box>
            <text:p>2</text:p>
          </draw:text-box>
        </draw:frame>
        <draw:frame draw:style-name="gr8" draw:text-style-name="P8" draw:layer="layout" svg:width="0.853cm" svg:height="0.962cm" svg:x="3.083cm" svg:y="13.389cm">
          <draw:text-box>
            <text:p>3</text:p>
          </draw:text-box>
        </draw:frame>
        <draw:frame draw:style-name="gr8" draw:text-style-name="P8" draw:layer="layout" svg:width="0.853cm" svg:height="0.962cm" svg:x="3.083cm" svg:y="11.492cm">
          <draw:text-box>
            <text:p>4</text:p>
          </draw:text-box>
        </draw:frame>
        <draw:frame draw:style-name="gr8" draw:text-style-name="P8" draw:layer="layout" svg:width="0.853cm" svg:height="0.962cm" svg:x="3.082cm" svg:y="18.934cm">
          <draw:text-box>
            <text:p>0</text:p>
          </draw:text-box>
        </draw:frame>
        <draw:frame draw:style-name="gr8" draw:text-style-name="P8" draw:layer="layout" svg:width="0.853cm" svg:height="0.962cm" svg:x="8.33cm" svg:y="19.357cm">
          <draw:text-box>
            <text:p>1</text:p>
          </draw:text-box>
        </draw:frame>
        <draw:line draw:style-name="gr5" draw:text-style-name="P5" draw:layer="layout" svg:x1="13.422cm" svg:y1="18.946cm" svg:x2="13.422cm" svg:y2="19.229cm">
          <text:p/>
        </draw:line>
        <draw:frame draw:style-name="gr8" draw:text-style-name="P8" draw:layer="layout" svg:width="0.853cm" svg:height="0.962cm" svg:x="13.104cm" svg:y="19.307cm">
          <draw:text-box>
            <text:p>2</text:p>
          </draw:text-box>
        </draw:frame>
        <draw:polygon draw:style-name="gr1" draw:text-style-name="P1" draw:layer="layout" svg:width="7.078cm" svg:height="4.926cm" svg:x="8.693cm" svg:y="5.054cm" svg:viewBox="0 0 7079 4927" draw:points="0,2951 26,4927 7079,4927 7079,0">
          <text:p/>
        </draw:polygon>
        <draw:polygon draw:style-name="gr9" draw:text-style-name="P3" draw:layer="layout" svg:width="11.901cm" svg:height="4.821cm" svg:x="3.895cm" svg:y="3.236cm" svg:viewBox="0 0 11902 4822" draw:points="0,2872 4771,2845 11902,0 11902,1818 4693,4822 0,4795">
          <text:p/>
        </draw:polygon>
        <draw:polygon draw:style-name="gr10" draw:text-style-name="P9" draw:layer="layout" svg:width="11.901cm" svg:height="3.819cm" svg:x="3.895cm" svg:y="2.261cm" svg:viewBox="0 0 11902 3820" draw:points="0,0 11902,26 11899,979 4797,3820 0,3820 0,3794">
          <text:p/>
        </draw:polygon>
        <draw:custom-shape draw:style-name="gr11" draw:text-style-name="P10" draw:layer="layout" svg:width="4.798cm" svg:height="1.87cm" svg:x="3.895cm" svg:y="8.0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12" draw:text-style-name="P4" draw:layer="layout" svg:width="11.929cm" svg:height="7.666cm" svg:x="3.895cm" svg:y="2.28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5" draw:text-style-name="P5" draw:layer="layout" svg:x1="8.693cm" svg:y1="2.34cm" svg:x2="8.693cm" svg:y2="9.954cm">
            <text:p/>
          </draw:line>
          <draw:line draw:style-name="gr5" draw:text-style-name="P5" draw:layer="layout" svg:x1="3.895cm" svg:y1="9.955cm" svg:x2="15.798cm" svg:y2="5.054cm">
            <text:p/>
          </draw:line>
          <draw:frame draw:style-name="gr6" draw:text-style-name="P6" draw:layer="layout" svg:width="0.619cm" svg:height="0.696cm" svg:x="7.013cm" svg:y="8.97cm">
            <draw:object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style-name="gr6" draw:text-style-name="P6" draw:layer="layout" svg:width="0.821cm" svg:height="0.79cm" svg:x="5.65cm" svg:y="4.859cm">
            <draw:object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line draw:style-name="gr13" draw:text-style-name="P5" draw:layer="layout" svg:x1="3.895cm" svg:y1="6.081cm" svg:x2="8.666cm" svg:y2="6.081cm">
            <text:p/>
          </draw:line>
          <draw:line draw:style-name="gr13" draw:text-style-name="P5" draw:layer="layout" svg:x1="8.666cm" svg:y1="6.055cm" svg:x2="15.824cm" svg:y2="3.236cm">
            <text:p/>
          </draw:line>
          <draw:line draw:style-name="gr14" draw:text-style-name="P5" draw:layer="layout" svg:x1="3.896cm" svg:y1="4.214cm" svg:x2="8.667cm" svg:y2="4.214cm">
            <text:p/>
          </draw:line>
          <draw:line draw:style-name="gr14" draw:text-style-name="P5" draw:layer="layout" svg:x1="8.667cm" svg:y1="4.188cm" svg:x2="13.386cm" svg:y2="2.287cm">
            <text:p/>
          </draw:line>
          <draw:frame draw:style-name="gr6" draw:text-style-name="P6" draw:layer="layout" svg:width="1.838cm" svg:height="0.79cm" svg:x="10.867cm" svg:y="4.466cm">
            <draw:object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style-name="gr15" draw:text-style-name="P5" draw:layer="layout" svg:width="0.896cm" svg:height="0.699cm" svg:x="2.042cm" svg:y="5.772cm">
            <draw:object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line draw:style-name="gr5" draw:text-style-name="P5" draw:layer="layout" svg:x1="3.895cm" svg:y1="8.004cm" svg:x2="4.262cm" svg:y2="8.004cm">
            <text:p/>
          </draw:line>
          <draw:line draw:style-name="gr5" draw:text-style-name="P5" draw:layer="layout" svg:x1="3.895cm" svg:y1="6.063cm" svg:x2="4.262cm" svg:y2="6.063cm">
            <text:p/>
          </draw:line>
          <draw:line draw:style-name="gr5" draw:text-style-name="P5" draw:layer="layout" svg:x1="3.895cm" svg:y1="4.196cm" svg:x2="4.262cm" svg:y2="4.196cm">
            <text:p/>
          </draw:line>
          <draw:frame draw:style-name="gr16" draw:text-style-name="P8" draw:layer="layout" svg:width="0.862cm" svg:height="0.977cm" svg:x="3.157cm" svg:y="7.718cm">
            <draw:text-box>
              <text:p>1</text:p>
            </draw:text-box>
          </draw:frame>
          <draw:frame draw:style-name="gr16" draw:text-style-name="P8" draw:layer="layout" svg:width="0.862cm" svg:height="0.977cm" svg:x="3.158cm" svg:y="5.776cm">
            <draw:text-box>
              <text:p>2</text:p>
            </draw:text-box>
          </draw:frame>
          <draw:frame draw:style-name="gr16" draw:text-style-name="P8" draw:layer="layout" svg:width="0.862cm" svg:height="0.977cm" svg:x="3.159cm" svg:y="3.909cm">
            <draw:text-box>
              <text:p>3</text:p>
            </draw:text-box>
          </draw:frame>
          <draw:frame draw:style-name="gr16" draw:text-style-name="P8" draw:layer="layout" svg:width="0.862cm" svg:height="0.977cm" svg:x="3.159cm" svg:y="1.967cm">
            <draw:text-box>
              <text:p>4</text:p>
            </draw:text-box>
          </draw:frame>
          <draw:frame draw:style-name="gr16" draw:text-style-name="P8" draw:layer="layout" svg:width="0.862cm" svg:height="0.977cm" svg:x="3.158cm" svg:y="9.585cm">
            <draw:text-box>
              <text:p>0</text:p>
            </draw:text-box>
          </draw:frame>
          <draw:line draw:style-name="gr5" draw:text-style-name="P5" draw:layer="layout" svg:x1="13.386cm" svg:y1="9.691cm" svg:x2="13.386cm" svg:y2="9.981cm">
            <text:p/>
          </draw:line>
          <draw:frame draw:style-name="gr17" draw:text-style-name="P8" draw:layer="layout" svg:width="0.861cm" svg:height="0.977cm" svg:x="8.349cm" svg:y="10.093cm">
            <draw:text-box>
              <text:p>1</text:p>
            </draw:text-box>
          </draw:frame>
          <draw:frame draw:style-name="gr16" draw:text-style-name="P8" draw:layer="layout" svg:width="0.862cm" svg:height="0.977cm" svg:x="13.071cm" svg:y="10.06cm">
            <draw:text-box>
              <text:p>2</text:p>
            </draw:text-box>
          </draw:frame>
          <draw:frame draw:style-name="gr6" draw:text-style-name="P6" draw:layer="layout" svg:width="0.372cm" svg:height="0.7cm" svg:x="11.313cm" svg:y="8.935cm">
            <draw:object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draw:g>
        <draw:frame draw:style-name="gr7" draw:text-style-name="P7" draw:layer="layout" svg:width="1.486cm" svg:height="0.746cm" svg:x="9.529cm" svg:y="20.034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custom-shape draw:style-name="gr18" draw:text-style-name="P11" draw:layer="layout" svg:width="1.658cm" svg:height="0.847cm" svg:x="2.606cm" svg:y="20.858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2" draw:layer="layout" svg:width="1.693cm" svg:height="0.847cm" svg:x="11.496cm" svg:y="20.85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1.729cm" svg:height="0.775cm" svg:x="2.535cm" svg:y="23.36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658cm" svg:height="0.811cm" svg:x="11.496cm" svg:y="22.128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" draw:layer="layout" svg:width="1.658cm" svg:height="0.81cm" svg:x="2.606cm" svg:y="22.129cm">
          <text:p/>
          <draw:enhanced-geometry svg:viewBox="0 0 21600 21600" draw:type="rectangle" draw:enhanced-path="M 0 0 L 21600 0 21600 21600 0 21600 0 0 Z N"/>
        </draw:custom-shape>
        <draw:frame draw:style-name="gr23" draw:text-style-name="P14" draw:layer="layout" svg:width="6.022cm" svg:height="0.878cm" svg:x="4.271cm" svg:y="20.963cm">
          <draw:text-box>
            <text:p><text:span text:style-name="T1">superballistic diffusion</text:span></text:p>
          </draw:text-box>
        </draw:frame>
        <draw:frame draw:style-name="gr24" draw:text-style-name="P14" draw:layer="layout" svg:width="4.613cm" svg:height="0.878cm" svg:x="4.272cm" svg:y="22.163cm">
          <draw:text-box>
            <text:p><text:span text:style-name="T1">ballistic diffusion</text:span></text:p>
          </draw:text-box>
        </draw:frame>
        <draw:frame draw:style-name="gr25" draw:text-style-name="P14" draw:layer="layout" svg:width="4.007cm" svg:height="0.878cm" svg:x="13.572cm" svg:y="20.963cm">
          <draw:text-box>
            <text:p><text:span text:style-name="T1">superdiffusion</text:span></text:p>
          </draw:text-box>
        </draw:frame>
        <draw:frame draw:style-name="gr26" draw:text-style-name="P14" draw:layer="layout" svg:width="4.477cm" svg:height="0.878cm" svg:x="13.572cm" svg:y="22.163cm">
          <draw:text-box>
            <text:p><text:span text:style-name="T1">normal diffusion</text:span></text:p>
          </draw:text-box>
        </draw:frame>
        <draw:frame draw:style-name="gr27" draw:text-style-name="P14" draw:layer="layout" svg:width="3.508cm" svg:height="0.878cm" svg:x="4.272cm" svg:y="23.363cm">
          <draw:text-box>
            <text:p><text:span text:style-name="T1">subdiffusion</text:span></text:p>
          </draw:text-box>
        </draw:frame>
        <draw:frame draw:style-name="gr7" draw:text-style-name="P7" draw:layer="layout" svg:width="1.486cm" svg:height="0.746cm" svg:x="9.529cm" svg:y="10.734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line draw:style-name="gr5" draw:text-style-name="P5" draw:layer="layout" svg:x1="3.826cm" svg:y1="19.244cm" svg:x2="15.86cm" svg:y2="14.456cm">
          <text:p/>
        </draw:line>
        <draw:frame draw:style-name="gr28" draw:text-style-name="P15" draw:layer="layout" svg:width="6.606cm" svg:height="0.878cm" svg:x="8.958cm" svg:y="16.074cm">
          <draw:text-box>
            <text:p><text:span text:style-name="T1">No aging or weak aging</text:span></text:p>
          </draw:text-box>
        </draw:frame>
        <draw:custom-shape draw:style-name="gr29" draw:text-style-name="P5" draw:layer="layout" svg:width="1.447cm" svg:height="1.341cm" svg:x="1.283cm" svg:y="2.257cm">
          <text:p text:style-name="P7">(a)</text:p>
          <draw:enhanced-geometry svg:viewBox="0 0 21600 21600" draw:type="rectangle" draw:enhanced-path="M 0 0 L 21600 0 21600 21600 0 21600 0 0 Z N"/>
        </draw:custom-shape>
        <draw:custom-shape draw:style-name="gr29" draw:text-style-name="P5" draw:layer="layout" svg:width="1.447cm" svg:height="1.341cm" svg:x="1.235cm" svg:y="11.642cm">
          <text:p text:style-name="P7">(b)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</office:font-face-decls>
  <office:styles>
    <draw:hatch draw:name="Black135" draw:style="single" draw:color="#000000" draw:distance="0.508cm" draw:rotation="1350"/>
    <draw:hatch draw:name="Blue" draw:style="double" draw:color="#000080" draw:distance="0.508cm" draw:rotation="450"/>
    <draw:hatch draw:name="Green" draw:style="double" draw:color="#00ff00" draw:distance="0.254cm" draw:rotation="450"/>
    <draw:hatch draw:name="Magenta45" draw:style="single" draw:color="#800080" draw:distance="0.508cm" draw:rotation="450"/>
    <draw:hatch draw:name="Red300" draw:style="single" draw:color="#ff0000" draw:distance="0.508cm" draw:rotation="3000"/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.006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17T16:54:20.827656872</meta:creation-date>
    <dc:date>2019-07-05T17:04:58.507298694</dc:date>
    <meta:editing-duration>PT42M8S</meta:editing-duration>
    <meta:editing-cycles>10</meta:editing-cycles>
    <meta:generator>LibreOffice/6.0.7.3$Linux_X86_64 LibreOffice_project/00m0$Build-3</meta:generator>
    <meta:document-statistic meta:object-count="68"/>
  </office:meta>
</office:document-meta>
</file>

<file path=Object 10/content.xml><?xml version="1.0" encoding="utf-8"?>
<math xmlns="http://www.w3.org/1998/Math/MathML" display="block">
  <semantics>
    <mrow>
      <mn>2</mn>
      <mi mathvariant="normal">ν</mi>
    </mrow>
    <annotation encoding="StarMath 5.0">2 %nu

</annotation>
  </semantics>
</math>
</file>

<file path=Object 12/content.xml><?xml version="1.0" encoding="utf-8"?>
<math xmlns="http://www.w3.org/1998/Math/MathML" display="block">
  <semantics>
    <mrow>
      <msubsup>
        <mi>t</mi>
        <mi>a</mi>
        <mrow>
          <mn>2</mn>
          <mrow>
            <mi mathvariant="normal">ν</mi>
            <mo stretchy="false">−</mo>
            <mn>2</mn>
          </mrow>
        </mrow>
      </msubsup>
      <msup>
        <mi>t</mi>
        <mn>2</mn>
      </msup>
    </mrow>
    <annotation encoding="StarMath 5.0">t_a^ {2 %nu-2} t^ 2


 


</annotation>
  </semantics>
</math>
</file>

<file path=Object 13/content.xml><?xml version="1.0" encoding="utf-8"?>
<math xmlns="http://www.w3.org/1998/Math/MathML" display="block">
  <semantics>
    <mrow>
      <msubsup>
        <mi>t</mi>
        <mi>a</mi>
        <mrow>
          <mn>2</mn>
          <mrow>
            <mi mathvariant="normal">ν</mi>
            <mo stretchy="false">−</mo>
            <mn>1</mn>
            <mo stretchy="false">−</mo>
            <mi mathvariant="normal">γ</mi>
          </mrow>
        </mrow>
      </msubsup>
      <msup>
        <mi>t</mi>
        <mn>2</mn>
      </msup>
    </mrow>
    <annotation encoding="StarMath 5.0">t_a ^ {2%nu - 1 -%gamma} t^2







</annotation>
  </semantics>
</math>
</file>

<file path=Object 14/content.xml><?xml version="1.0" encoding="utf-8"?>
<math xmlns="http://www.w3.org/1998/Math/MathML" display="block">
  <semantics>
    <mi mathvariant="normal">γ</mi>
    <annotation encoding="StarMath 5.0">%gamma
</annotation>
  </semantics>
</math>
</file>

<file path=Object 15/content.xml><?xml version="1.0" encoding="utf-8"?>
<math xmlns="http://www.w3.org/1998/Math/MathML" display="block">
  <semantics>
    <mrow>
      <mn>2</mn>
      <mi mathvariant="normal">ν</mi>
    </mrow>
    <annotation encoding="StarMath 5.0">2 %nu

</annotation>
  </semantics>
</math>
</file>

<file path=Object 16/content.xml><?xml version="1.0" encoding="utf-8"?>
<math xmlns="http://www.w3.org/1998/Math/MathML" display="block">
  <semantics>
    <mi mathvariant="normal">γ</mi>
    <annotation encoding="StarMath 5.0">%gamma
</annotation>
  </semantics>
</math>
</file>

<file path=Object 2/content.xml><?xml version="1.0" encoding="utf-8"?>
<math xmlns="http://www.w3.org/1998/Math/MathML" display="block">
  <semantics>
    <mrow>
      <msubsup>
        <mi>t</mi>
        <mi>a</mi>
        <mrow>
          <mi mathvariant="normal">γ</mi>
          <mo stretchy="false">−</mo>
          <mn>1</mn>
        </mrow>
      </msubsup>
      <mi>t</mi>
    </mrow>
    <annotation encoding="StarMath 5.0">t_a^ {%gamma-1} t
 


</annotation>
  </semantics>
</math>
</file>

<file path=Object 3/content.xml><?xml version="1.0" encoding="utf-8"?>
<math xmlns="http://www.w3.org/1998/Math/MathML" display="block">
  <semantics>
    <msup>
      <mi>t</mi>
      <mi mathvariant="normal">γ</mi>
    </msup>
    <annotation encoding="StarMath 5.0">t^ %gamma 


</annotation>
  </semantics>
</math>
</file>

<file path=Object 4/content.xml><?xml version="1.0" encoding="utf-8"?>
<math xmlns="http://www.w3.org/1998/Math/MathML" display="block">
  <semantics>
    <mrow>
      <msubsup>
        <mi>t</mi>
        <mi>a</mi>
        <mrow>
          <mi mathvariant="normal">γ</mi>
          <mo stretchy="false">−</mo>
          <mn>1</mn>
        </mrow>
      </msubsup>
      <msup>
        <mi>t</mi>
        <mrow>
          <mn>2</mn>
          <mrow>
            <mi mathvariant="normal">ν</mi>
            <mo stretchy="false">−</mo>
            <mi mathvariant="normal">γ</mi>
            <mo stretchy="false">+</mo>
            <mn>1</mn>
          </mrow>
        </mrow>
      </msup>
    </mrow>
    <annotation encoding="StarMath 5.0">t_a^{%gamma -1} t^ {2%nu - %gamma +1}





</annotation>
  </semantics>
</math>
</file>

<file path=Object 5/content.xml><?xml version="1.0" encoding="utf-8"?>
<math xmlns="http://www.w3.org/1998/Math/MathML" display="block">
  <semantics>
    <msup>
      <mi>t</mi>
      <mrow>
        <mn>2</mn>
        <mi mathvariant="normal">ν</mi>
      </mrow>
    </msup>
    <annotation encoding="StarMath 5.0">t^ {2%nu}





</annotation>
  </semantics>
</math>
</file>

<file path=Object 6/content.xml><?xml version="1.0" encoding="utf-8"?>
<math xmlns="http://www.w3.org/1998/Math/MathML" display="block">
  <semantics>
    <msup>
      <mi>t</mi>
      <mrow>
        <mn>2</mn>
        <mrow>
          <mi mathvariant="normal">ν</mi>
          <mo stretchy="false">+</mo>
          <mn>1</mn>
          <mo stretchy="false">−</mo>
          <mi mathvariant="normal">γ</mi>
        </mrow>
      </mrow>
    </msup>
    <annotation encoding="StarMath 5.0">t^ {2%nu +1 -%gamma}






</annotation>
  </semantics>
</math>
</file>

<file path=Object 7/content.xml><?xml version="1.0" encoding="utf-8"?>
<math xmlns="http://www.w3.org/1998/Math/MathML" display="block">
  <semantics>
    <mi>t</mi>
    <annotation encoding="StarMath 5.0">t



</annotation>
  </semantics>
</math>
</file>

<file path=Object 8/content.xml><?xml version="1.0" encoding="utf-8"?>
<math xmlns="http://www.w3.org/1998/Math/MathML" display="block">
  <semantics>
    <msup>
      <mi>t</mi>
      <mrow>
        <mn>2</mn>
        <mrow>
          <mi mathvariant="normal">ν</mi>
          <mo stretchy="false">+</mo>
          <mn>1</mn>
          <mo stretchy="false">−</mo>
          <mi mathvariant="normal">γ</mi>
        </mrow>
      </mrow>
    </msup>
    <annotation encoding="StarMath 5.0">t^ {2%nu +1 -%gamma}






</annotation>
  </semantics>
</math>
</file>

<file path=Object 9/content.xml><?xml version="1.0" encoding="utf-8"?>
<math xmlns="http://www.w3.org/1998/Math/MathML" display="block">
  <semantics>
    <mi>t</mi>
    <annotation encoding="StarMath 5.0">t



</annotation>
  </semantics>
</math>
</file>